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200000063DB885D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7cm"/>
    </style:style>
    <style:style style:name="Tabla3.D" style:family="table-column">
      <style:table-column-properties style:column-width="4.403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397cm"/>
    </style:style>
    <style:style style:name="Tabla4.D" style:family="table-column">
      <style:table-column-properties style:column-width="4.403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397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7cm"/>
    </style:style>
    <style:style style:name="Tabla2.D" style:family="table-column">
      <style:table-column-properties style:column-width="4.40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397cm"/>
    </style:style>
    <style:style style:name="Tabla5.D" style:family="table-column">
      <style:table-column-properties style:column-width="4.403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4.397cm"/>
    </style:style>
    <style:style style:name="Tabla6.D" style:family="table-column">
      <style:table-column-properties style:column-width="4.403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15ef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542c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6080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1753b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18d769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paragraph-rsid="00115efc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paragraph-rsid="001542ca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paragraph-rsid="00160807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paragraph-rsid="001753b6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paragraph-rsid="0018d769" style:font-weight-asian="bold" style:font-weight-complex="bold"/>
    </style:style>
    <style:style style:name="P14" style:family="paragraph" style:parent-style-name="Table_20_Contents">
      <style:text-properties fo:font-weight="bold" officeooo:paragraph-rsid="00115efc" style:font-weight-asian="bold" style:font-weight-complex="bold"/>
    </style:style>
    <style:style style:name="P15" style:family="paragraph" style:parent-style-name="Table_20_Contents">
      <style:text-properties fo:font-weight="bold" officeooo:paragraph-rsid="001542ca" style:font-weight-asian="bold" style:font-weight-complex="bold"/>
    </style:style>
    <style:style style:name="P16" style:family="paragraph" style:parent-style-name="Table_20_Contents">
      <style:text-properties fo:font-weight="bold" officeooo:paragraph-rsid="00160807" style:font-weight-asian="bold" style:font-weight-complex="bold"/>
    </style:style>
    <style:style style:name="P17" style:family="paragraph" style:parent-style-name="Table_20_Contents">
      <style:text-properties fo:font-weight="bold" officeooo:paragraph-rsid="001753b6" style:font-weight-asian="bold" style:font-weight-complex="bold"/>
    </style:style>
    <style:style style:name="P18" style:family="paragraph" style:parent-style-name="Table_20_Contents">
      <style:text-properties fo:font-weight="bold" officeooo:paragraph-rsid="0018d769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font-weight="normal" officeooo:paragraph-rsid="00115efc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weight="normal" officeooo:paragraph-rsid="00144a7a" style:font-weight-asian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weight="normal" officeooo:paragraph-rsid="001542ca" style:font-weight-asian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weight="normal" officeooo:paragraph-rsid="00160807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weight="normal" officeooo:paragraph-rsid="001753b6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weight="normal" officeooo:paragraph-rsid="0018d769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weight="normal" officeooo:rsid="00115efc" officeooo:paragraph-rsid="00115efc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weight="normal" officeooo:rsid="00115efc" officeooo:paragraph-rsid="00160807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fo:font-weight="normal" officeooo:rsid="00138fac" officeooo:paragraph-rsid="00138fac" style:font-weight-asian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weight="normal" officeooo:rsid="00138fac" officeooo:paragraph-rsid="00160807" style:font-weight-asian="normal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weight="normal" officeooo:rsid="00144a7a" officeooo:paragraph-rsid="00144a7a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text-underline-style="none" fo:font-weight="normal" officeooo:paragraph-rsid="001542ca" style:font-weight-asian="normal" style:font-weight-complex="normal"/>
    </style:style>
    <style:style style:name="P33" style:family="paragraph" style:parent-style-name="Table_20_Contents">
      <style:text-properties officeooo:paragraph-rsid="00115efc"/>
    </style:style>
    <style:style style:name="P34" style:family="paragraph" style:parent-style-name="Table_20_Contents">
      <style:text-properties officeooo:paragraph-rsid="001542ca"/>
    </style:style>
    <style:style style:name="P35" style:family="paragraph" style:parent-style-name="Table_20_Contents">
      <style:text-properties officeooo:paragraph-rsid="00160807"/>
    </style:style>
    <style:style style:name="P36" style:family="paragraph" style:parent-style-name="Table_20_Contents">
      <style:text-properties officeooo:rsid="00115efc" officeooo:paragraph-rsid="00115efc"/>
    </style:style>
    <style:style style:name="P37" style:family="paragraph" style:parent-style-name="Table_20_Contents">
      <style:text-properties officeooo:rsid="00115efc" officeooo:paragraph-rsid="00160807"/>
    </style:style>
    <style:style style:name="P38" style:family="paragraph" style:parent-style-name="Table_20_Contents">
      <style:text-properties officeooo:rsid="00160807" officeooo:paragraph-rsid="00160807"/>
    </style:style>
    <style:style style:name="P39" style:family="paragraph" style:parent-style-name="Table_20_Contents">
      <style:text-properties officeooo:paragraph-rsid="001753b6"/>
    </style:style>
    <style:style style:name="P40" style:family="paragraph" style:parent-style-name="Table_20_Contents">
      <style:text-properties officeooo:paragraph-rsid="0018d769"/>
    </style:style>
    <style:style style:name="P41" style:family="paragraph" style:parent-style-name="Table_20_Contents">
      <style:paragraph-properties fo:text-align="justify" style:justify-single-word="false"/>
      <style:text-properties officeooo:paragraph-rsid="0018d769"/>
    </style:style>
    <style:style style:name="P42" style:family="paragraph" style:parent-style-name="Table_20_Contents">
      <style:paragraph-properties fo:text-align="start" style:justify-single-word="false"/>
      <style:text-properties officeooo:paragraph-rsid="0018d769"/>
    </style:style>
    <style:style style:name="P43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4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4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15efc"/>
    </style:style>
    <style:style style:name="P4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542ca"/>
    </style:style>
    <style:style style:name="P4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60807"/>
    </style:style>
    <style:style style:name="P4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753b6"/>
    </style:style>
    <style:style style:name="P4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officeooo:paragraph-rsid="0018d769"/>
    </style:style>
    <style:style style:name="P50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15efc"/>
    </style:style>
    <style:style style:name="P51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542ca"/>
    </style:style>
    <style:style style:name="P52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60807"/>
    </style:style>
    <style:style style:name="P53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753b6"/>
    </style:style>
    <style:style style:name="P54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  <style:text-properties officeooo:paragraph-rsid="0018d769"/>
    </style:style>
    <style:style style:name="P55" style:family="paragraph" style:parent-style-name="Standard">
      <style:text-properties officeooo:paragraph-rsid="00115efc"/>
    </style:style>
    <style:style style:name="P56" style:family="paragraph" style:parent-style-name="Standard">
      <style:text-properties officeooo:paragraph-rsid="001542ca"/>
    </style:style>
    <style:style style:name="P57" style:family="paragraph" style:parent-style-name="Standard">
      <style:text-properties officeooo:paragraph-rsid="00160807"/>
    </style:style>
    <style:style style:name="P58" style:family="paragraph" style:parent-style-name="Standard">
      <style:text-properties officeooo:paragraph-rsid="001753b6"/>
    </style:style>
    <style:style style:name="P59" style:family="paragraph" style:parent-style-name="Standard">
      <style:text-properties officeooo:paragraph-rsid="0018d769"/>
    </style:style>
    <style:style style:name="P60" style:family="paragraph" style:parent-style-name="Standard">
      <style:paragraph-properties fo:break-before="page"/>
      <style:text-properties officeooo:paragraph-rsid="0018d769"/>
    </style:style>
    <style:style style:name="P61" style:family="paragraph" style:parent-style-name="Table_20_Contents">
      <style:paragraph-properties fo:text-align="justify" style:justify-single-word="false"/>
      <style:text-properties fo:font-weight="normal" officeooo:rsid="0019bff0" officeooo:paragraph-rsid="0019bff0" style:font-weight-asian="normal" style:font-weight-complex="normal"/>
    </style:style>
    <style:style style:name="P62" style:family="paragraph" style:parent-style-name="Table_20_Contents">
      <style:text-properties fo:font-variant="normal" fo:text-transform="none" fo:color="#000000" style:text-line-through-style="none" style:font-name="Arial" fo:font-size="10pt" fo:font-style="normal" style:text-underline-style="none" fo:font-weight="normal" officeooo:paragraph-rsid="001b023f" style:text-blinking="false" fo:background-color="transparent"/>
    </style:style>
    <style:style style:name="P63" style:family="paragraph" style:parent-style-name="Table_20_Contents">
      <style:text-properties officeooo:paragraph-rsid="001b023f"/>
    </style:style>
    <style:style style:name="P64" style:family="paragraph" style:parent-style-name="Standard">
      <style:text-properties fo:font-variant="normal" fo:text-transform="none" fo:color="#000000" style:text-line-through-style="none" style:font-name="Arial" fo:font-size="10pt" fo:font-style="normal" style:text-underline-style="none" fo:font-weight="bold" officeooo:paragraph-rsid="001b023f" style:text-blinking="false" fo:background-color="transparent"/>
    </style:style>
    <style:style style:name="P65" style:family="paragraph" style:parent-style-name="Standard">
      <style:text-properties fo:font-variant="normal" fo:text-transform="none" fo:color="#000000" style:text-line-through-style="none" style:font-name="Arial" fo:font-size="10pt" fo:font-style="normal" style:text-underline-style="none" fo:font-weight="normal" officeooo:paragraph-rsid="001b023f" style:text-blinking="false" fo:background-color="transparent"/>
    </style:style>
    <style:style style:name="P66" style:family="paragraph" style:parent-style-name="Standard">
      <style:text-properties officeooo:paragraph-rsid="001b023f"/>
    </style:style>
    <style:style style:name="P67" style:family="paragraph" style:parent-style-name="Standard">
      <style:text-properties officeooo:paragraph-rsid="001542ca"/>
    </style:style>
    <style:style style:name="P68" style:family="paragraph" style:parent-style-name="Standard">
      <style:text-properties officeooo:paragraph-rsid="00115efc"/>
    </style:style>
    <style:style style:name="T1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115efc"/>
    </style:style>
    <style:style style:name="T5" style:family="text">
      <style:text-properties fo:font-style="italic" officeooo:rsid="00115efc" style:font-style-asian="italic" style:font-style-complex="italic"/>
    </style:style>
    <style:style style:name="T6" style:family="text">
      <style:text-properties officeooo:rsid="00144a7a"/>
    </style:style>
    <style:style style:name="T7" style:family="text">
      <style:text-properties officeooo:rsid="001542ca"/>
    </style:style>
    <style:style style:name="T8" style:family="text">
      <style:text-properties officeooo:rsid="00160807"/>
    </style:style>
    <style:style style:name="T9" style:family="text">
      <style:text-properties officeooo:rsid="001753b6"/>
    </style:style>
    <style:style style:name="T10" style:family="text">
      <style:text-properties officeooo:rsid="0017e527"/>
    </style:style>
    <style:style style:name="T11" style:family="text">
      <style:text-properties officeooo:rsid="0018d769"/>
    </style:style>
    <style:style style:name="T12" style:family="text">
      <style:text-properties officeooo:rsid="0019bff0"/>
    </style:style>
    <style:style style:name="T13" style:family="text">
      <style:text-properties officeooo:rsid="0019e815"/>
    </style:style>
    <style:style style:name="T14" style:family="text">
      <style:text-properties officeooo:rsid="000cc6ab"/>
    </style:style>
    <style:style style:name="T15" style:family="text"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Arial" fo:font-size="10pt" fo:font-style="normal" style:text-underline-style="none" fo:font-weight="normal" officeooo:rsid="000cc6ab" style:text-blinking="false" fo:background-color="transparent"/>
    </style:style>
    <style:style style:name="T17" style:family="text">
      <style:text-properties officeooo:rsid="001b023f"/>
    </style:style>
    <style:style style:name="fr1" style:family="graphic" style:parent-style-name="Graphics">
      <style:graphic-properties style:wrap="run-through" style:number-wrapped-paragraphs="1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">Empresa</text:p>
          </table:table-cell>
          <table:table-cell table:style-name="Tabla3.A1" table:number-columns-spanned="2" office:value-type="string">
            <text:p text:style-name="P44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3.D1" office:value-type="string">
            <text:p text:style-name="P4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3.A2" office:value-type="string">
            <text:p text:style-name="P1">Nombre del caso de uso</text:p>
          </table:table-cell>
          <table:table-cell table:style-name="Tabla3.B2" table:number-columns-spanned="3" office:value-type="string">
            <text:p text:style-name="Table_20_Contents">Realizar Solicitud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ódigo</text:p>
          </table:table-cell>
          <table:table-cell table:style-name="Tabla3.B2" table:number-columns-spanned="3" office:value-type="string">
            <text:p text:style-name="Table_20_Contents">Reclamos.0<text:span text:style-name="T7">1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Creado por</text:p>
          </table:table-cell>
          <table:table-cell table:style-name="Tabla3.A2" office:value-type="string">
            <text:p text:style-name="Table_20_Contents">María Andrea Cruz</text:p>
          </table:table-cell>
          <table:table-cell table:style-name="Tabla3.A2" office:value-type="string">
            <text:p text:style-name="P1">Fecha de creación</text:p>
          </table:table-cell>
          <table:table-cell table:style-name="Tabla3.B2" office:value-type="string">
            <text:p text:style-name="Table_20_Contents">22 de Septiembre de 2011</text:p>
          </table:table-cell>
        </table:table-row>
        <table:table-row>
          <table:table-cell table:style-name="Tabla3.A2" office:value-type="string">
            <text:p text:style-name="P1">Actualizado por</text:p>
          </table:table-cell>
          <table:table-cell table:style-name="Tabla3.A2" office:value-type="string">
            <text:p text:style-name="Table_20_Contents">---.----</text:p>
          </table:table-cell>
          <table:table-cell table:style-name="Tabla3.A2" office:value-type="string">
            <text:p text:style-name="P1">Fecha de Actualización</text:p>
          </table:table-cell>
          <table:table-cell table:style-name="Tabla3.B2" office:value-type="string">
            <text:p text:style-name="Table_20_Contents">----.----</text:p>
          </table:table-cell>
        </table:table-row>
        <table:table-row>
          <table:table-cell table:style-name="Tabla3.A2" office:value-type="string">
            <text:p text:style-name="P1">Descripción</text:p>
          </table:table-cell>
          <table:table-cell table:style-name="Tabla3.B2" table:number-columns-spanned="3" office:value-type="string">
            <text:p text:style-name="Table_20_Contents">Permite realizar solicitud o reclamo con respecto al sistema de transpor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">Actores</text:p>
          </table:table-cell>
          <table:table-cell table:style-name="Tabla3.A2" office:value-type="string">
            <text:p text:style-name="Table_20_Contents">Operador , Pasajero</text:p>
          </table:table-cell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2" table:number-columns-spanned="3" office:value-type="string">
            <text:p text:style-name="Table_20_Contents">El Operador debe haber ingresado al sistema SIGETI.</text:p>
          </table:table-cell>
          <table:covered-table-cell/>
          <table:covered-table-cell/>
        </table:table-row>
        <table:table-row>
          <table:table-cell table:style-name="Tabla3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2">Actor</text:p>
          </table:table-cell>
          <table:covered-table-cell/>
          <table:table-cell table:style-name="Tabla3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9">1. El caso de uso inicia cuando el pasajero se acerca al operador e impone un reclamo.</text:p>
          </table:table-cell>
          <table:covered-table-cell/>
          <table:table-cell table:style-name="Tabla3.B2" table:number-columns-spanned="2" office:value-type="string">
            <text:p text:style-name="P19">3. El sistema despliega en la pantalla las opciones de reclamos/solicitudes, entre ellas realizar solicitud o reclam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9">2. El operador ingresa a la opción de reclamos/solicitud.</text:p>
          </table:table-cell>
          <table:covered-table-cell/>
          <table:table-cell table:style-name="Tabla3.B2" table:number-columns-spanned="2" office:value-type="string">
            <text:p text:style-name="P19">5. El sistema despliega en pantalla los campos motivo, observación, nombre del pasajero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1">4. El operador selecciona la opción realizar solicitud o reclamo.</text:p>
          </table:table-cell>
          <table:covered-table-cell/>
          <table:table-cell table:style-name="Tabla3.B2" table:number-columns-spanned="2" office:value-type="string">
            <text:p text:style-name="P19">7. El caso de uso finaliza cuando el sistema ingresa los datos en la base de datos con estado de solicitud “en proceso”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31">6. El operador solicita los datos al pasajero, y luego ingresa estos en los campos. Finalmente da clic en registrar.</text:p>
          </table:table-cell>
          <table:covered-table-cell/>
          <table:table-cell table:style-name="Tabla3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la3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19">6.a. El operador deja vacío alguno de los campos solicitados.</text:p>
          </table:table-cell>
          <table:covered-table-cell/>
          <table:table-cell table:style-name="Tabla3.B2" table:number-columns-spanned="2" office:value-type="string">
            <text:p text:style-name="P19">7.a. El sistema muestra una notificación de error y pide de nuevo los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9">8.a. El operador ingresa correctamente los datos y da clic en registrar.</text:p>
          </table:table-cell>
          <table:covered-table-cell/>
          <table:table-cell table:style-name="Tabla3.B2" table:number-columns-spanned="2" office:value-type="string">
            <text:p text:style-name="P19">8.a. El caso de uso finaliza cuando el sistema agrega la información del nuevo reclamo a la base de datos.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19"/>
          </table:table-cell>
          <table:covered-table-cell/>
          <table:table-cell table:style-name="Tabla3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la3.A2" office:value-type="string">
            <text:p text:style-name="P8">Poscondiciones</text:p>
          </table:table-cell>
          <table:table-cell table:style-name="Tabla3.B2" table:number-columns-spanned="3" office:value-type="string">
            <text:p text:style-name="P19">El nuevo reclamo queda guardado en la base de datos.</text:p>
          </table:table-cell>
          <table:covered-table-cell/>
          <table:covered-table-cell/>
        </table:table-row>
        <text:soft-page-break/>
        <table:table-row>
          <table:table-cell table:style-name="Tabla3.A2" office:value-type="string">
            <text:p text:style-name="P8">Excepciones</text:p>
          </table:table-cell>
          <table:table-cell table:style-name="Tabla3.B2" table:number-columns-spanned="3" office:value-type="string">
            <text:p text:style-name="P19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">Empresa</text:p>
          </table:table-cell>
          <table:table-cell table:style-name="Tabla4.A1" table:number-columns-spanned="2" office:value-type="string">
            <text:p text:style-name="P44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4.D1" office:value-type="string">
            <text:p text:style-name="P4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4.A2" office:value-type="string">
            <text:p text:style-name="P1">Nombre del caso de uso</text:p>
          </table:table-cell>
          <table:table-cell table:style-name="Tabla4.B2" table:number-columns-spanned="3" office:value-type="string">
            <text:p text:style-name="Table_20_Contents">Generar ticket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ódigo</text:p>
          </table:table-cell>
          <table:table-cell table:style-name="Tabla4.B2" table:number-columns-spanned="3" office:value-type="string">
            <text:p text:style-name="Table_20_Contents">Reclamos.0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Creado por</text:p>
          </table:table-cell>
          <table:table-cell table:style-name="Tabla4.A2" office:value-type="string">
            <text:p text:style-name="Table_20_Contents">María Andrea Cruz</text:p>
          </table:table-cell>
          <table:table-cell table:style-name="Tabla4.A2" office:value-type="string">
            <text:p text:style-name="P1">Fecha de creación</text:p>
          </table:table-cell>
          <table:table-cell table:style-name="Tabla4.B2" office:value-type="string">
            <text:p text:style-name="Table_20_Contents">22 de Septiembre de 2011</text:p>
          </table:table-cell>
        </table:table-row>
        <table:table-row>
          <table:table-cell table:style-name="Tabla4.A2" office:value-type="string">
            <text:p text:style-name="P1">Actualizado por</text:p>
          </table:table-cell>
          <table:table-cell table:style-name="Tabla4.A2" office:value-type="string">
            <text:p text:style-name="Table_20_Contents">---.----</text:p>
          </table:table-cell>
          <table:table-cell table:style-name="Tabla4.A2" office:value-type="string">
            <text:p text:style-name="P1">Fecha de Actualización</text:p>
          </table:table-cell>
          <table:table-cell table:style-name="Tabla4.B2" office:value-type="string">
            <text:p text:style-name="Table_20_Contents">----.----</text:p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B2" table:number-columns-spanned="3" office:value-type="string">
            <text:p text:style-name="Table_20_Contents">Genera ticket para identificar una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Actores</text:p>
          </table:table-cell>
          <table:table-cell table:style-name="Tabla4.A2" office:value-type="string">
            <text:p text:style-name="Table_20_Contents">Operador , Pasajero</text:p>
          </table:table-cell>
          <table:table-cell table:style-name="Tabla4.A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2" table:number-columns-spanned="3" office:value-type="string">
            <text:p text:style-name="Table_20_Contents">El Operador debe haber ingresado al sistema SIGETI, y se debe haber terminado de realizar una solicitud o reclamo.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2">Actor</text:p>
          </table:table-cell>
          <table:covered-table-cell/>
          <table:table-cell table:style-name="Tabla4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9">3. El caso de uso finaliza cuando el auxiliar da clic en aceptar y notifica al pasajero del número de ticket con el que quedo registrada su solicitud o reclamo y la <text:span text:style-name="T10">información</text:span> del mismo.</text:p>
          </table:table-cell>
          <table:covered-table-cell/>
          <table:table-cell table:style-name="Tabla4.B2" table:number-columns-spanned="2" office:value-type="string">
            <text:p text:style-name="P19">1. El caso de uso inicia cuando el sistema muestra en pantalla la notificación de realizar el reclamo.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9"/>
          </table:table-cell>
          <table:covered-table-cell/>
          <table:table-cell table:style-name="Tabla4.B2" table:number-columns-spanned="2" office:value-type="string">
            <text:p text:style-name="P19">2. El sistema muestra en pantalla el ticket que identifica la solicitud o reclamo con la información del mismo, motivo, <text:span text:style-name="T10">observaciones</text:span>, nombre del pasajero, estación donde se levanto el reclamo y auxiliar que registro la solicitud o reclamo.</text:p>
          </table:table-cell>
          <table:covered-table-cell/>
        </table:table-row>
        <table:table-row>
          <table:table-cell table:style-name="Tabla4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4.A2" office:value-type="string">
            <text:p text:style-name="P8">Poscondiciones</text:p>
          </table:table-cell>
          <table:table-cell table:style-name="Tabla4.B2" table:number-columns-spanned="3" office:value-type="string">
            <text:p text:style-name="P19">El usuario conoce el ticket con el cual podrá consultar el estado de su solicitud o reclam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Excepciones</text:p>
          </table:table-cell>
          <table:table-cell table:style-name="Tabla4.B2" table:number-columns-spanned="3" office:value-type="string">
            <text:p text:style-name="P19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7">Empresa</text:p>
          </table:table-cell>
          <table:table-cell table:style-name="Table1.A1" table:number-columns-spanned="2" office:value-type="string">
            <text:p text:style-name="P48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e1.D1" office:value-type="string">
            <text:p text:style-name="P53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e1.A2" office:value-type="string">
            <text:p text:style-name="P17">Nombre del caso de uso</text:p>
          </table:table-cell>
          <table:table-cell table:style-name="Table1.B2" table:number-columns-spanned="3" office:value-type="string">
            <text:p text:style-name="P39">Consultar estado de la solicitud por Ticke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Código</text:p>
          </table:table-cell>
          <table:table-cell table:style-name="Table1.B2" table:number-columns-spanned="3" office:value-type="string">
            <text:p text:style-name="P39">Reclamos.0<text:span text:style-name="T9">3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Creado por</text:p>
          </table:table-cell>
          <table:table-cell table:style-name="Table1.A2" office:value-type="string">
            <text:p text:style-name="P39">Yerminson Gonzalez Muñoz</text:p>
          </table:table-cell>
          <table:table-cell table:style-name="Table1.A2" office:value-type="string">
            <text:p text:style-name="P17">Fecha de creación</text:p>
          </table:table-cell>
          <table:table-cell table:style-name="Table1.B2" office:value-type="string">
            <text:p text:style-name="P39">26 de Septiembre de 2011</text:p>
          </table:table-cell>
        </table:table-row>
        <table:table-row>
          <table:table-cell table:style-name="Table1.A2" office:value-type="string">
            <text:p text:style-name="P17">Actualizado por</text:p>
          </table:table-cell>
          <table:table-cell table:style-name="Table1.A2" office:value-type="string">
            <text:p text:style-name="P39">---.----</text:p>
          </table:table-cell>
          <table:table-cell table:style-name="Table1.A2" office:value-type="string">
            <text:p text:style-name="P17">Fecha de Actualización</text:p>
          </table:table-cell>
          <table:table-cell table:style-name="Table1.B2" office:value-type="string">
            <text:p text:style-name="P39">----.----</text:p>
          </table:table-cell>
        </table:table-row>
        <table:table-row>
          <table:table-cell table:style-name="Table1.A2" office:value-type="string">
            <text:p text:style-name="P17">Descripción</text:p>
          </table:table-cell>
          <table:table-cell table:style-name="Table1.B2" table:number-columns-spanned="3" office:value-type="string">
            <text:p text:style-name="P39">Permite consultar el estado de una solicitud realizado por un usuario con el numero de tiket que se le asigno a ese reclamo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Actores</text:p>
          </table:table-cell>
          <table:table-cell table:style-name="Table1.A2" office:value-type="string">
            <text:p text:style-name="P39">Pasajero,Sistema</text:p>
          </table:table-cell>
          <table:table-cell table:style-name="Table1.A2" office:value-type="string">
            <text:p text:style-name="P39"/>
          </table:table-cell>
          <table:table-cell table:style-name="Table1.B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17">Precondiciones</text:p>
          </table:table-cell>
          <table:table-cell table:style-name="Table1.B2" table:number-columns-spanned="3" office:value-type="string">
            <text:p text:style-name="P39">El pasajero debe de tener el numero de ticket correspondiente a la solicitud o reclamo que se ha realizado, estar en una <text:span text:style-name="T10">estación</text:span> o tener acceso a internet.</text:p>
          </table:table-cell>
          <table:covered-table-cell/>
          <table:covered-table-cell/>
        </table:table-row>
        <table:table-row>
          <table:table-cell table:style-name="Table1.B2" table:number-columns-spanned="4" office:value-type="string">
            <text:p text:style-name="P6">Flujo Normal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6">Actor</text:p>
          </table:table-cell>
          <table:covered-table-cell/>
          <table:table-cell table:style-name="Table1.B2" table:number-columns-spanned="2" office:value-type="string">
            <text:p text:style-name="P6">Sistema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4">1. El caso de uso inicia cuando el pasajero dentro de una estación o desde su casa <text:span text:style-name="T10">vía</text:span> internet, con el numero correspondiente <text:s/>a la solicitud o reclamo selecciona la opci<text:span text:style-name="T10">ó</text:span>n de consultar estado de solicitud.</text:p>
          </table:table-cell>
          <table:covered-table-cell/>
          <table:table-cell table:style-name="Table1.B2" table:number-columns-spanned="2" office:value-type="string">
            <text:p text:style-name="P24">2. El sistema le responde al usuario con una interfaz que le permite <text:span text:style-name="T10">ingresar</text:span> al usuario el numero del ticket correspondiente con el cual se identifica su solicitud o reclamo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4">3. El pasajero <text:span text:style-name="T10">ingresa</text:span> el numero correspondiente al ticket de su solicitud o reclamo y procede a presionar el bot<text:span text:style-name="T10">ó</text:span>n de consultar estado de la solicitud.</text:p>
          </table:table-cell>
          <table:covered-table-cell/>
          <table:table-cell table:style-name="Table1.B2" table:number-columns-spanned="2" office:value-type="string">
            <text:p text:style-name="P24">4. El sistema le responde con una interfaz que muestra una descripci<text:span text:style-name="T10">ó</text:span>n detallada de cada uno de los datos de la solicitud como son: Descripción, Fecha del Reclamo o Solicitud, Pasajero, Motivo y la estaci<text:span text:style-name="T10">ó</text:span>n donde se genero. A parte de estos campos incluye campos relacionados con la <text:soft-page-break/>atenci<text:span text:style-name="T10">ó</text:span>n por parte del operador como la medida(una acci<text:span text:style-name="T10">ó</text:span>n a seguir como :Llamar al pasajero,hablar con el conductor,arreglar un daño, entre otras.) y el estado(Iniciado,En Proceso, Solucionado) <text:s/>en el que se encuentra la solicitud o reclamo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4">5. El caso de uso finaliza cuando el usuario selecciona salir de la interfaz donde <text:span text:style-name="T10">están</text:span> los detalles lo que indica que ya verifico la <text:span text:style-name="T10">información</text:span> correspondiente <text:s/>a su solicitud o reclamo.</text:p>
          </table:table-cell>
          <table:covered-table-cell/>
          <table:table-cell table:style-name="Table1.B2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B2" table:number-columns-spanned="4" office:value-type="string">
            <text:p text:style-name="P6">Flujo Alternativo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4">3.a El pasajero <text:span text:style-name="T10">ingresa</text:span> el numero correspondiente al ticket de su solicitud o reclamo de manera incorrecta y p<text:span text:style-name="T10">r</text:span>ocede a presionar el <text:span text:style-name="T10">botón</text:span> de consultar estado de la solicitud.</text:p>
          </table:table-cell>
          <table:covered-table-cell/>
          <table:table-cell table:style-name="Table1.B2" table:number-columns-spanned="2" office:value-type="string">
            <text:p text:style-name="P24">4.a El sistema le responde con un <text:s/>mensaje de aviso <text:span text:style-name="T10">informándole</text:span> que el numero del ticket no es correcto y que por lo tanto no se han encontrado resultados para esta consulta.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4">5.a El pasajero acepta el mensaje que le avisa que no se ha podido consultar de manera correcta la <text:span text:style-name="T10">información</text:span> correspondiente la solicitud o el reclamo.</text:p>
          </table:table-cell>
          <table:covered-table-cell/>
          <table:table-cell table:style-name="Table1.B2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2" office:value-type="string">
            <text:p text:style-name="P12">Poscondiciones</text:p>
          </table:table-cell>
          <table:table-cell table:style-name="Table1.B2" table:number-columns-spanned="3" office:value-type="string">
            <text:p text:style-name="P24">El usuario conoce la medida que ha tomado el operador y el estado en el que se encuentra la solicitud o reclamo <text:span text:style-name="T10">así</text:span> mismo la <text:span text:style-name="T10">información</text:span> correspondiente a lo que el usuario registro en la <text:span text:style-name="T10">estación</text:span> 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2">Excepciones</text:p>
          </table:table-cell>
          <table:table-cell table:style-name="Table1.B2" table:number-columns-spanned="3" office:value-type="string">
            <text:p text:style-name="P24">Que el sistema presente fallos en la base de datos, o que se pierda la conexión a internet al sistema de transporte masivo mientras se realiza la consulta.</text:p>
          </table:table-cell>
          <table:covered-table-cell/>
          <table:covered-table-cell/>
        </table:table-row>
      </table:table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0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8">Empresa</text:p>
          </table:table-cell>
          <table:table-cell table:style-name="Tabla1.A1" table:number-columns-spanned="2" office:value-type="string">
            <text:p text:style-name="P49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1.D1" office:value-type="string">
            <text:p text:style-name="P54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1.A2" office:value-type="string">
            <text:p text:style-name="P18">Nombre del caso de uso</text:p>
          </table:table-cell>
          <table:table-cell table:style-name="Tabla1.B2" table:number-columns-spanned="3" office:value-type="string">
            <text:p text:style-name="P40">Consultar todas las solicitudes <text:s/>o reclam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Código</text:p>
          </table:table-cell>
          <table:table-cell table:style-name="Tabla1.B2" table:number-columns-spanned="3" office:value-type="string">
            <text:p text:style-name="P40">Reclamos.0<text:span text:style-name="T11">4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Creado por</text:p>
          </table:table-cell>
          <table:table-cell table:style-name="Tabla1.A2" office:value-type="string">
            <text:p text:style-name="P40">Yerminson Gonzalez Muñoz</text:p>
          </table:table-cell>
          <table:table-cell table:style-name="Tabla1.A2" office:value-type="string">
            <text:p text:style-name="P18">Fecha de creación</text:p>
          </table:table-cell>
          <table:table-cell table:style-name="Tabla1.B2" office:value-type="string">
            <text:p text:style-name="P40">2<text:span text:style-name="T11">0</text:span> de Septiembre de 2011</text:p>
          </table:table-cell>
        </table:table-row>
        <table:table-row>
          <table:table-cell table:style-name="Tabla1.A2" office:value-type="string">
            <text:p text:style-name="P18">Actualizado por</text:p>
          </table:table-cell>
          <table:table-cell table:style-name="Tabla1.A2" office:value-type="string">
            <text:p text:style-name="P40">Luis Felipe Vargas</text:p>
          </table:table-cell>
          <table:table-cell table:style-name="Tabla1.A2" office:value-type="string">
            <text:p text:style-name="P18">Fecha de Actualización</text:p>
          </table:table-cell>
          <table:table-cell table:style-name="Tabla1.B2" office:value-type="string">
            <text:p text:style-name="P42">2<text:span text:style-name="T11">0</text:span> de Septiembre de 2011</text:p>
          </table:table-cell>
        </table:table-row>
        <table:table-row>
          <table:table-cell table:style-name="Tabla1.A2" office:value-type="string">
            <text:p text:style-name="P18">Descripción</text:p>
          </table:table-cell>
          <table:table-cell table:style-name="Tabla1.B2" table:number-columns-spanned="3" office:value-type="string">
            <text:p text:style-name="P40">Permite consultar todas las solicitudes por parte de un operador que se encuentran <text:s/>en una estación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8">Actores</text:p>
          </table:table-cell>
          <table:table-cell table:style-name="Tabla1.A2" office:value-type="string">
            <text:p text:style-name="P40">Operador,Sistema</text:p>
          </table:table-cell>
          <table:table-cell table:style-name="Tabla1.A2" office:value-type="string">
            <text:p text:style-name="P40"/>
          </table:table-cell>
          <table:table-cell table:style-name="Tabla1.B2" office:value-type="string">
            <text:p text:style-name="P40"/>
          </table:table-cell>
        </table:table-row>
        <table:table-row>
          <table:table-cell table:style-name="Tabla1.A2" office:value-type="string">
            <text:p text:style-name="P18">Precondiciones</text:p>
          </table:table-cell>
          <table:table-cell table:style-name="Tabla1.B2" table:number-columns-spanned="3" office:value-type="string">
            <text:p text:style-name="P41">El <text:span text:style-name="T12">O</text:span>perador debe <text:span text:style-name="T12">haber ingresado al</text:span> sistema y tener acceso a la red interna del sistema de transporte masivo.</text:p>
          </table:table-cell>
          <table:covered-table-cell/>
          <table:covered-table-cell/>
        </table:table-row>
        <table:table-row>
          <table:table-cell table:style-name="Tabla1.B2" table:number-columns-spanned="4" office:value-type="string">
            <text:p text:style-name="P7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7">Actor</text:p>
          </table:table-cell>
          <table:covered-table-cell/>
          <table:table-cell table:style-name="Tabla1.B2" table:number-columns-spanned="2" office:value-type="string">
            <text:p text:style-name="P7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5">1. El caso de uso inicia cuando el operador de la <text:span text:style-name="T12">estación</text:span> selecciona la <text:span text:style-name="T12">opción</text:span> de consultar todas las solicitudes .</text:p>
          </table:table-cell>
          <table:covered-table-cell/>
          <table:table-cell table:style-name="Tabla1.B2" table:number-columns-spanned="2" office:value-type="string">
            <text:p text:style-name="P25">2. El sistema le responde con una interfaz que le permite filtrar las solicitudes de acuerdo a estado, si esta en proceso, iniciado, o terminado y <text:span text:style-name="T12">también</text:span> de acuerdo al pasajero que realizo la solicitud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5">3. <text:span text:style-name="T13">E</text:span>l operador elige el <text:s/>filtro.</text:p>
          </table:table-cell>
          <table:covered-table-cell/>
          <table:table-cell table:style-name="Tabla1.B2" table:number-columns-spanned="2" office:value-type="string">
            <text:p text:style-name="P25">4.El sistema muestra en una ventana el resultado de la consulta <text:s/>que realizo y el caso de uso finaliza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5"/>
          </table:table-cell>
          <table:covered-table-cell/>
          <table:table-cell table:style-name="Tabla1.B2" table:number-columns-spanned="2" office:value-type="string">
            <text:p text:style-name="P25"/>
          </table:table-cell>
          <table:covered-table-cell/>
        </table:table-row>
        <table:table-row>
          <table:table-cell table:style-name="Tabla1.B2" table:number-columns-spanned="4" office:value-type="string">
            <text:p text:style-name="P7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5">3.<text:span text:style-name="T13">a</text:span> <text:span text:style-name="T13">E</text:span>l <text:span text:style-name="T13">O</text:span>perador elige el filtro.</text:p>
          </table:table-cell>
          <table:covered-table-cell/>
          <table:table-cell table:style-name="Tabla1.B2" table:number-columns-spanned="2" office:value-type="string">
            <text:p text:style-name="P25"><text:span text:style-name="T13">4</text:span>.<text:span text:style-name="T13">a</text:span> La consulta no arroja resultados, se muestra una ventana con el mensaje de que la consulta no arrojo resultado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5"/>
          </table:table-cell>
          <table:covered-table-cell/>
          <table:table-cell table:style-name="Tabla1.B2" table:number-columns-spanned="2" office:value-type="string">
            <text:p text:style-name="P25"/>
          </table:table-cell>
          <table:covered-table-cell/>
        </table:table-row>
        <table:table-row>
          <table:table-cell table:style-name="Tabla1.A2" office:value-type="string">
            <text:p text:style-name="P13">Poscondiciones</text:p>
          </table:table-cell>
          <table:table-cell table:style-name="Tabla1.B2" table:number-columns-spanned="3" office:value-type="string">
            <text:p text:style-name="P61">No se afecta el estado d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3">Excepciones</text:p>
          </table:table-cell>
          <table:table-cell table:style-name="Tabla1.B2" table:number-columns-spanned="3" office:value-type="string">
            <text:p text:style-name="P25">Que el sistema presente fallos en la base de datos, o que se pierda la <text:soft-page-break/>conexión a internet al sistema de transporte masivo mientras se realiza la consulta.</text:p>
          </table:table-cell>
          <table:covered-table-cell/>
          <table:covered-table-cell/>
        </table:table-row>
      </table:table>
      <text:p text:style-name="P59"/>
      <text:p text:style-name="P56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5">Empresa</text:p>
          </table:table-cell>
          <table:table-cell table:style-name="Tabla2.A1" table:number-columns-spanned="2" office:value-type="string">
            <text:p text:style-name="P46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2.D1" office:value-type="string">
            <text:p text:style-name="P51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2.A2" office:value-type="string">
            <text:p text:style-name="P15">Nombre del caso de uso</text:p>
          </table:table-cell>
          <table:table-cell table:style-name="Tabla2.B2" table:number-columns-spanned="3" office:value-type="string">
            <text:p text:style-name="P34">Agregar medid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5">Código</text:p>
          </table:table-cell>
          <table:table-cell table:style-name="Tabla2.B2" table:number-columns-spanned="3" office:value-type="string">
            <text:p text:style-name="P34">Reclamos.0<text:span text:style-name="T7">5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5">Creado por</text:p>
          </table:table-cell>
          <table:table-cell table:style-name="Tabla2.A2" office:value-type="string">
            <text:p text:style-name="P34">María Andrea Cruz</text:p>
          </table:table-cell>
          <table:table-cell table:style-name="Tabla2.A2" office:value-type="string">
            <text:p text:style-name="P15">Fecha de creación</text:p>
          </table:table-cell>
          <table:table-cell table:style-name="Tabla2.B2" office:value-type="string">
            <text:p text:style-name="P34">21 de Septiembre de 2011</text:p>
          </table:table-cell>
        </table:table-row>
        <table:table-row>
          <table:table-cell table:style-name="Tabla2.A2" office:value-type="string">
            <text:p text:style-name="P15">Actualizado por</text:p>
          </table:table-cell>
          <table:table-cell table:style-name="Tabla2.A2" office:value-type="string">
            <text:p text:style-name="P34">Cristian Ríos</text:p>
          </table:table-cell>
          <table:table-cell table:style-name="Tabla2.A2" office:value-type="string">
            <text:p text:style-name="P15">Fecha de Actualización</text:p>
          </table:table-cell>
          <table:table-cell table:style-name="Tabla2.B2" office:value-type="string">
            <text:p text:style-name="P34">22 de Septiembre de 2001</text:p>
          </table:table-cell>
        </table:table-row>
        <table:table-row>
          <table:table-cell table:style-name="Tabla2.A2" office:value-type="string">
            <text:p text:style-name="P15">Actualizado por</text:p>
          </table:table-cell>
          <table:table-cell table:style-name="Tabla2.A2" office:value-type="string">
            <text:p text:style-name="P34">Edgar Moncada</text:p>
          </table:table-cell>
          <table:table-cell table:style-name="Tabla2.A2" office:value-type="string">
            <text:p text:style-name="P15">Fecha de Actualización</text:p>
          </table:table-cell>
          <table:table-cell table:style-name="Tabla2.B2" office:value-type="string">
            <text:p text:style-name="P34">22 de Septiembre de 2001</text:p>
          </table:table-cell>
        </table:table-row>
        <table:table-row>
          <table:table-cell table:style-name="Tabla2.A2" office:value-type="string">
            <text:p text:style-name="P15">Descripción</text:p>
          </table:table-cell>
          <table:table-cell table:style-name="Tabla2.B2" table:number-columns-spanned="3" office:value-type="string">
            <text:p text:style-name="P34">Permite modificar la información relacionada con la tarje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5">Actores</text:p>
          </table:table-cell>
          <table:table-cell table:style-name="Tabla2.A2" office:value-type="string">
            <text:p text:style-name="P34">Operador </text:p>
          </table:table-cell>
          <table:table-cell table:style-name="Tabla2.A2" office:value-type="string">
            <text:p text:style-name="P34"/>
          </table:table-cell>
          <table:table-cell table:style-name="Tabla2.B2" office:value-type="string">
            <text:p text:style-name="P34"/>
          </table:table-cell>
        </table:table-row>
        <table:table-row>
          <table:table-cell table:style-name="Tabla2.A2" office:value-type="string">
            <text:p text:style-name="P15">Precondiciones</text:p>
          </table:table-cell>
          <table:table-cell table:style-name="Tabla2.B2" table:number-columns-spanned="3" office:value-type="string">
            <text:p text:style-name="P34">El Operador debe haber ingresado al sistema SIGETI.</text:p>
          </table:table-cell>
          <table:covered-table-cell/>
          <table:covered-table-cell/>
        </table:table-row>
        <table:table-row>
          <table:table-cell table:style-name="Tabla2.B2" table:number-columns-spanned="4" office:value-type="string">
            <text:p text:style-name="P4">Flujo Norm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4">Actor</text:p>
          </table:table-cell>
          <table:covered-table-cell/>
          <table:table-cell table:style-name="Tabla2.B2" table:number-columns-spanned="2" office:value-type="string">
            <text:p text:style-name="P4">Sistema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22">1. El caso de uso inicia cuando el Operador <text:s/>selecciona la opción de agregar medida al momento de tomar medida para una solicitud.</text:p>
          </table:table-cell>
          <table:covered-table-cell/>
          <table:table-cell table:style-name="Tabla2.B2" table:number-columns-spanned="2" office:value-type="string">
            <text:p text:style-name="P22">2. El sistema despliega en la pantalla la ventana con los campos nombre, y descripción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22">2. El Operador ingresa la información solicitada y da clic en aceptar. </text:p>
          </table:table-cell>
          <table:covered-table-cell/>
          <table:table-cell table:style-name="Tabla2.B2" table:number-columns-spanned="2" office:value-type="string">
            <text:p text:style-name="P22">3. El sistema agrega la nueva medida a la base 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2"/>
          </table:table-cell>
          <table:covered-table-cell/>
          <table:table-cell table:style-name="Tabla2.B2" table:number-columns-spanned="2" office:value-type="string">
            <text:p text:style-name="P22">4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B2" table:number-columns-spanned="4" office:value-type="string">
            <text:p text:style-name="P4">Flujo Alternativo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2" office:value-type="string">
            <text:p text:style-name="P22">2.a. El operador deja vacío alguno de los campos solicitados.</text:p>
          </table:table-cell>
          <table:covered-table-cell/>
          <table:table-cell table:style-name="Tabla2.B2" table:number-columns-spanned="2" office:value-type="string">
            <text:p text:style-name="P22">3.a. El sistema muestra una notificación de error y pide de nuevo los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22">4.a. El operador ingresa correctamente los datos y <text:soft-page-break/>da clic en aceptar.</text:p>
          </table:table-cell>
          <table:covered-table-cell/>
          <table:table-cell table:style-name="Tabla2.B2" table:number-columns-spanned="2" office:value-type="string">
            <text:p text:style-name="P22">5.a. El sistema agrega la nueva medida a la base <text:soft-page-break/>de datos.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22"/>
          </table:table-cell>
          <table:covered-table-cell/>
          <table:table-cell table:style-name="Tabla2.B2" table:number-columns-spanned="2" office:value-type="string">
            <text:p text:style-name="P22">6.a. El caso de uso finaliza cuando el sistema muestra en la lista de medidas a tomar la nueva medida ingresada.</text:p>
          </table:table-cell>
          <table:covered-table-cell/>
        </table:table-row>
        <table:table-row>
          <table:table-cell table:style-name="Tabla2.A2" office:value-type="string">
            <text:p text:style-name="P10">Poscondiciones</text:p>
          </table:table-cell>
          <table:table-cell table:style-name="Tabla2.B2" table:number-columns-spanned="3" office:value-type="string">
            <text:p text:style-name="P22">La nueva medida queda guardada en la base de datos y disponible en la lista de selección de medidas a tom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Excepciones</text:p>
          </table:table-cell>
          <table:table-cell table:style-name="Tabla2.B2" table:number-columns-spanned="3" office:value-type="string">
            <text:p text:style-name="P22">Que el sistema presente fallos en la base de datos, o que se pierda la conexión a la intranet del sistema de transporte masivo mientras se realiza la transacción.</text:p>
          </table:table-cell>
          <table:covered-table-cell/>
          <table:covered-table-cell/>
        </table:table-row>
      </table:table>
      <text:p text:style-name="P56"/>
      <text:p text:style-name="P56"/>
      <table:table table:name="Tabla5" table:style-name="Tabla5">
        <table:table-column table:style-name="Tabla5.A" table:number-columns-repeated="3"/>
        <table:table-column table:style-name="Tabla5.D"/>
        <table:table-row>
          <table:table-cell table:style-name="Tabla5.A1" office:value-type="string">
            <text:p text:style-name="P14">Empresa</text:p>
          </table:table-cell>
          <table:table-cell table:style-name="Tabla5.A1" table:number-columns-spanned="2" office:value-type="string">
            <text:p text:style-name="P45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5.D1" office:value-type="string">
            <text:p text:style-name="P50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5.A2" office:value-type="string">
            <text:p text:style-name="P14">Nombre del caso de uso</text:p>
          </table:table-cell>
          <table:table-cell table:style-name="Tabla5.B2" table:number-columns-spanned="3" office:value-type="string">
            <text:p text:style-name="P36">Cambiar Estado de Solicutud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">Código</text:p>
          </table:table-cell>
          <table:table-cell table:style-name="Tabla5.B2" table:number-columns-spanned="3" office:value-type="string">
            <text:p text:style-name="P33">Reclamos.0<text:span text:style-name="T7">6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">Creado por</text:p>
          </table:table-cell>
          <table:table-cell table:style-name="Tabla5.A2" office:value-type="string">
            <text:p text:style-name="P36">Edgar Andrés Moncada</text:p>
          </table:table-cell>
          <table:table-cell table:style-name="Tabla5.A2" office:value-type="string">
            <text:p text:style-name="P14">Fecha de creación</text:p>
          </table:table-cell>
          <table:table-cell table:style-name="Tabla5.B2" office:value-type="string">
            <text:p text:style-name="P33">22 de Septiembre de 2011</text:p>
          </table:table-cell>
        </table:table-row>
        <table:table-row>
          <table:table-cell table:style-name="Tabla5.A2" office:value-type="string">
            <text:p text:style-name="P14">Actualizado por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14">Fecha de Actualización</text:p>
          </table:table-cell>
          <table:table-cell table:style-name="Tabla5.B2" office:value-type="string">
            <text:p text:style-name="P33"/>
          </table:table-cell>
        </table:table-row>
        <table:table-row>
          <table:table-cell table:style-name="Tabla5.A2" office:value-type="string">
            <text:p text:style-name="P14">Descripción</text:p>
          </table:table-cell>
          <table:table-cell table:style-name="Tabla5.B2" table:number-columns-spanned="3" office:value-type="string">
            <text:p text:style-name="P33"><text:span text:style-name="T4">Cambiar el estado de los casos generados por las solicitudes de los pasajeros. Los estados son I</text:span><text:span text:style-name="T5">niciado</text:span><text:span text:style-name="T4">, </text:span><text:span text:style-name="T5">en</text:span><text:span text:style-name="T4"> </text:span><text:span text:style-name="T5">Proceso</text:span><text:span text:style-name="T4"> y </text:span><text:span text:style-name="T5">Solucionado</text:span><text:span text:style-name="T4">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4">Actores</text:p>
          </table:table-cell>
          <table:table-cell table:style-name="Tabla5.A2" office:value-type="string">
            <text:p text:style-name="P33">Operador</text:p>
          </table:table-cell>
          <table:table-cell table:style-name="Tabla5.A2" office:value-type="string">
            <text:p text:style-name="P33"/>
          </table:table-cell>
          <table:table-cell table:style-name="Tabla5.B2" office:value-type="string">
            <text:p text:style-name="P33"/>
          </table:table-cell>
        </table:table-row>
        <table:table-row>
          <table:table-cell table:style-name="Tabla5.A2" office:value-type="string">
            <text:p text:style-name="P14">Precondiciones</text:p>
          </table:table-cell>
          <table:table-cell table:style-name="Tabla5.B2" table:number-columns-spanned="3" office:value-type="string">
            <text:p text:style-name="P33">El Operador debe haber ingresado al sistema SIGETI.</text:p>
          </table:table-cell>
          <table:covered-table-cell/>
          <table:covered-table-cell/>
        </table:table-row>
        <table:table-row>
          <table:table-cell table:style-name="Tabla5.B2" table:number-columns-spanned="4" office:value-type="string">
            <text:p text:style-name="P3">Flujo Normal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3">Actor</text:p>
          </table:table-cell>
          <table:covered-table-cell/>
          <table:table-cell table:style-name="Tabla5.B2" table:number-columns-spanned="2" office:value-type="string">
            <text:p text:style-name="P3">Sistema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0"><text:span text:style-name="T4">1.</text:span> El caso de uso <text:span text:style-name="T4">inicia cuando el Operador selecciona la opción de <text:s/>Solucionar Solicitudes de Reclamos.</text:span></text:p>
          </table:table-cell>
          <table:covered-table-cell/>
          <table:table-cell table:style-name="Tabla5.B2" table:number-columns-spanned="2" office:value-type="string">
            <text:p text:style-name="P20"><text:span text:style-name="T4">2</text:span>. El <text:span text:style-name="T4">sistema despliega una interfaz mostrando una lista de los diferentes reclamos que se han generado con la opción de búsqueda o filtro, </text:span><text:span text:style-name="T8">adición de medidas a tomar</text:span><text:span text:style-name="T4"> y cambiar el estado de la solicitud.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6">3. El Operador selecciona alguna de las solicitudes y selecciona la opción cambiar estado de la solicitud.</text:p>
          </table:table-cell>
          <table:covered-table-cell/>
          <table:table-cell table:style-name="Tabla5.B2" table:number-columns-spanned="2" office:value-type="string">
            <text:p text:style-name="P26">4. El sistema despliega una lista desplegable para seleccionar entre los 3 estados para la solicitud.</text:p>
          </table:table-cell>
          <table:covered-table-cell/>
        </table:table-row>
        <text:soft-page-break/>
        <table:table-row>
          <table:table-cell table:style-name="Tabla5.A2" table:number-columns-spanned="2" office:value-type="string">
            <text:p text:style-name="P26">5. El Operador selecciona el estado al que quiere cambiar la solicitud.</text:p>
          </table:table-cell>
          <table:covered-table-cell/>
          <table:table-cell table:style-name="Tabla5.B2" table:number-columns-spanned="2" office:value-type="string">
            <text:p text:style-name="P26">6. El sistema mostrará un mensaje informando si desea guardar los cambios realizados.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21"><text:span text:style-name="T4">7. El operador confirma la operación </text:span><text:span text:style-name="T6">y</text:span><text:span text:style-name="T4"> el caso de uso termina.</text:span></text:p>
          </table:table-cell>
          <table:covered-table-cell/>
          <table:table-cell table:style-name="Tabla5.B2" table:number-columns-spanned="2" office:value-type="string">
            <text:p text:style-name="P28">8. El sistema almacena los cambios realizados.</text:p>
          </table:table-cell>
          <table:covered-table-cell/>
        </table:table-row>
        <table:table-row>
          <table:table-cell table:style-name="Tabla5.B2" table:number-columns-spanned="4" office:value-type="string">
            <text:p text:style-name="P3">Flujo Alternativo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28">7.a. El Operador no confirma la operación.</text:p>
          </table:table-cell>
          <table:covered-table-cell/>
          <table:table-cell table:style-name="Tabla5.B2" table:number-columns-spanned="2" office:value-type="string">
            <text:p text:style-name="P28">8.a. El Sistema no guarda los cambios realizados.</text:p>
          </table:table-cell>
          <table:covered-table-cell/>
        </table:table-row>
        <table:table-row>
          <table:table-cell table:style-name="Tabla5.A2" office:value-type="string">
            <text:p text:style-name="P9">Poscondiciones</text:p>
          </table:table-cell>
          <table:table-cell table:style-name="Tabla5.B2" table:number-columns-spanned="3" office:value-type="string">
            <text:p text:style-name="P30">El Sistema almacenara el cambio de estado de la solicitud seleccionad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9">Excepciones</text:p>
          </table:table-cell>
          <table:table-cell table:style-name="Tabla5.B2" table:number-columns-spanned="3" office:value-type="string">
            <text:p text:style-name="P20">Que el sistema presente fallos en la base de datos, o que se pierda la conexión a la intranet del sistema de transporte masivo mientras se realiza <text:span text:style-name="T6">el proceso</text:span>.</text:p>
          </table:table-cell>
          <table:covered-table-cell/>
          <table:covered-table-cell/>
        </table:table-row>
      </table:table>
      <text:p text:style-name="P55"/>
      <text:p text:style-name="P55"/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6">Empresa</text:p>
          </table:table-cell>
          <table:table-cell table:style-name="Tabla6.A1" table:number-columns-spanned="2" office:value-type="string">
            <text:p text:style-name="P47"><text:span text:style-name="Default_20_Paragraph_20_Font"><text:span text:style-name="T3">Empresa de transporte masivo integrado.</text:span></text:span></text:p>
          </table:table-cell>
          <table:covered-table-cell/>
          <table:table-cell table:style-name="Tabla6.D1" office:value-type="string">
            <text:p text:style-name="P52"><text:span text:style-name="Default_20_Paragraph_20_Font"><text:span text:style-name="T1">S</text:span></text:span><text:span text:style-name="Default_20_Paragraph_20_Font"><text:span text:style-name="T2">IGETI</text:span></text:span></text:p>
          </table:table-cell>
        </table:table-row>
        <table:table-row>
          <table:table-cell table:style-name="Tabla6.A2" office:value-type="string">
            <text:p text:style-name="P16">Nombre del caso de uso</text:p>
          </table:table-cell>
          <table:table-cell table:style-name="Tabla6.B2" table:number-columns-spanned="3" office:value-type="string">
            <text:p text:style-name="P38">Tomar Medid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6">Código</text:p>
          </table:table-cell>
          <table:table-cell table:style-name="Tabla6.B2" table:number-columns-spanned="3" office:value-type="string">
            <text:p text:style-name="P35">Reclamos.0<text:span text:style-name="T8">7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6">Creado por</text:p>
          </table:table-cell>
          <table:table-cell table:style-name="Tabla6.A2" office:value-type="string">
            <text:p text:style-name="P37">Edgar Andrés Moncada</text:p>
          </table:table-cell>
          <table:table-cell table:style-name="Tabla6.A2" office:value-type="string">
            <text:p text:style-name="P16">Fecha de creación</text:p>
          </table:table-cell>
          <table:table-cell table:style-name="Tabla6.B2" office:value-type="string">
            <text:p text:style-name="P35">22 de Septiembre de 2011</text:p>
          </table:table-cell>
        </table:table-row>
        <table:table-row>
          <table:table-cell table:style-name="Tabla6.A2" office:value-type="string">
            <text:p text:style-name="P16">Actualizado por</text:p>
          </table:table-cell>
          <table:table-cell table:style-name="Tabla6.A2" office:value-type="string">
            <text:p text:style-name="P35"/>
          </table:table-cell>
          <table:table-cell table:style-name="Tabla6.A2" office:value-type="string">
            <text:p text:style-name="P16">Fecha de Actualización</text:p>
          </table:table-cell>
          <table:table-cell table:style-name="Tabla6.B2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16">Descripción</text:p>
          </table:table-cell>
          <table:table-cell table:style-name="Tabla6.B2" table:number-columns-spanned="3" office:value-type="string">
            <text:p text:style-name="P38">Asignar las medidas que se tomarán para cada una de las diferentes solicitude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6">Actores</text:p>
          </table:table-cell>
          <table:table-cell table:style-name="Tabla6.A2" office:value-type="string">
            <text:p text:style-name="P35">Operador</text:p>
          </table:table-cell>
          <table:table-cell table:style-name="Tabla6.A2" office:value-type="string">
            <text:p text:style-name="P35"/>
          </table:table-cell>
          <table:table-cell table:style-name="Tabla6.B2" office:value-type="string">
            <text:p text:style-name="P35"/>
          </table:table-cell>
        </table:table-row>
        <table:table-row>
          <table:table-cell table:style-name="Tabla6.A2" office:value-type="string">
            <text:p text:style-name="P16">Precondiciones</text:p>
          </table:table-cell>
          <table:table-cell table:style-name="Tabla6.B2" table:number-columns-spanned="3" office:value-type="string">
            <text:p text:style-name="P35">El Operador debe haber ingresado al sistema SIGETI.</text:p>
          </table:table-cell>
          <table:covered-table-cell/>
          <table:covered-table-cell/>
        </table:table-row>
        <table:table-row>
          <table:table-cell table:style-name="Tabla6.B2" table:number-columns-spanned="4" office:value-type="string">
            <text:p text:style-name="P5">Flujo Normal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2" office:value-type="string">
            <text:p text:style-name="P5">Actor</text:p>
          </table:table-cell>
          <table:covered-table-cell/>
          <table:table-cell table:style-name="Tabla6.B2" table:number-columns-spanned="2" office:value-type="string">
            <text:p text:style-name="P5">Sistema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3"><text:span text:style-name="T4">1.</text:span> El caso de uso <text:span text:style-name="T4">inicia cuando el Operador selecciona la opción de <text:s/>Solucionar Solicitudes de Reclamos.</text:span></text:p>
          </table:table-cell>
          <table:covered-table-cell/>
          <table:table-cell table:style-name="Tabla6.B2" table:number-columns-spanned="2" office:value-type="string">
            <text:p text:style-name="P23"><text:span text:style-name="T4">2</text:span>. El <text:span text:style-name="T4">sistema despliega una interfaz mostrando una lista de los diferentes reclamos que se han generado con la opción de búsqueda o filtro, </text:span><text:span text:style-name="T8">adición </text:span><text:span text:style-name="T4">de medidas </text:span><text:span text:style-name="T8">a tomar</text:span><text:span text:style-name="T4"> y cambiar el estado de la solicitud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3"><text:span text:style-name="T4">3. El Operador selecciona alguna de las </text:span><text:soft-page-break/><text:span text:style-name="T4">solicitudes y selecciona la opción <text:s/></text:span><text:span text:style-name="T8">adición </text:span><text:span text:style-name="T4">de medidas </text:span><text:span text:style-name="T8">a tomar.</text:span></text:p>
          </table:table-cell>
          <table:covered-table-cell/>
          <table:table-cell table:style-name="Tabla6.B2" table:number-columns-spanned="2" office:value-type="string">
            <text:p text:style-name="P23"><text:span text:style-name="T4">4. El sistema despliega una </text:span><text:span text:style-name="T8">interfaz donde con las </text:span><text:soft-page-break/><text:span text:style-name="T8">opciones para buscar y seleccionar las medidas que están registradas en el sistema.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3"><text:span text:style-name="T4">5. El Operador selecciona </text:span><text:span text:style-name="T8">las medidas que usará para solucionar la solicitud y selecciona la opción de aceptar</text:span><text:span text:style-name="T4">.</text:span></text:p>
          </table:table-cell>
          <table:covered-table-cell/>
          <table:table-cell table:style-name="Tabla6.B2" table:number-columns-spanned="2" office:value-type="string">
            <text:p text:style-name="P27">6. El sistema mostrará un mensaje informando si desea guardar los cambios realizados.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23"><text:span text:style-name="T4">7. El operador confirma la operación </text:span><text:span text:style-name="T6">y</text:span><text:span text:style-name="T4"> el caso de uso termina.</text:span></text:p>
          </table:table-cell>
          <table:covered-table-cell/>
          <table:table-cell table:style-name="Tabla6.B2" table:number-columns-spanned="2" office:value-type="string">
            <text:p text:style-name="P29">8. El sistema almacena los cambios realizados.</text:p>
          </table:table-cell>
          <table:covered-table-cell/>
        </table:table-row>
        <table:table-row>
          <table:table-cell table:style-name="Tabla6.B2" table:number-columns-spanned="4" office:value-type="string">
            <text:p text:style-name="P5">Flujo Alternativo</text:p>
          </table:table-cell>
          <table:covered-table-cell/>
          <table:covered-table-cell/>
          <table:covered-table-cell/>
        </table:table-row>
        <table:table-row>
          <table:table-cell table:style-name="Tabla6.A2" table:number-columns-spanned="2" office:value-type="string">
            <text:p text:style-name="P29">7.a. El Operador no confirma la operación.</text:p>
          </table:table-cell>
          <table:covered-table-cell/>
          <table:table-cell table:style-name="Tabla6.B2" table:number-columns-spanned="2" office:value-type="string">
            <text:p text:style-name="P29">8.a. El Sistema no guarda los cambios realizados.</text:p>
          </table:table-cell>
          <table:covered-table-cell/>
        </table:table-row>
        <table:table-row>
          <table:table-cell table:style-name="Tabla6.A2" office:value-type="string">
            <text:p text:style-name="P11">Poscondiciones</text:p>
          </table:table-cell>
          <table:table-cell table:style-name="Tabla6.B2" table:number-columns-spanned="3" office:value-type="string">
            <text:p text:style-name="P23"><text:span text:style-name="T6">El Sistema almacenara </text:span><text:span text:style-name="T8">las nuevas medidas que se tomarán para la solicitud seleccionada</text:span><text:span text:style-name="T6">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1">Excepciones</text:p>
          </table:table-cell>
          <table:table-cell table:style-name="Tabla6.B2" table:number-columns-spanned="3" office:value-type="string">
            <text:p text:style-name="P23">Que el sistema presente fallos en la base de datos, o que se pierda la conexión a la intranet del sistema de transporte masivo mientras se realiza <text:span text:style-name="T6">el proceso</text:span>.</text:p>
          </table:table-cell>
          <table:covered-table-cell/>
          <table:covered-table-cell/>
        </table:table-row>
      </table:table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7.595cm" fo:margin-left="0cm" fo:margin-right="-0.005cm" table:align="margins" style:shadow="none"/>
    </style:style>
    <style:style style:name="Tabla7.A" style:family="table-column">
      <style:table-column-properties style:column-width="3.122cm" style:rel-column-width="1770*"/>
    </style:style>
    <style:style style:name="Tabla7.B" style:family="table-column">
      <style:table-column-properties style:column-width="8.996cm" style:rel-column-width="5100*"/>
    </style:style>
    <style:style style:name="Tabla7.C" style:family="table-column">
      <style:table-column-properties style:column-width="5.477cm" style:rel-column-width="3105*"/>
    </style:style>
    <style:style style:name="Tabla7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a7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7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MP1" style:family="paragraph" style:parent-style-name="Table_20_Contents">
      <style:text-properties officeooo:paragraph-rsid="001b023f"/>
    </style:style>
    <style:style style:name="MP2" style:family="paragraph" style:parent-style-name="Standard">
      <style:text-properties fo:font-variant="normal" fo:text-transform="none" fo:color="#000000" style:text-line-through-style="none" style:font-name="Arial" fo:font-size="10pt" fo:font-style="normal" style:text-underline-style="none" fo:font-weight="bold" officeooo:paragraph-rsid="001b023f" style:text-blinking="false" fo:background-color="transparent"/>
    </style:style>
    <style:style style:name="MP3" style:family="paragraph" style:parent-style-name="Standard">
      <style:text-properties fo:font-variant="normal" fo:text-transform="none" fo:color="#000000" style:text-line-through-style="none" style:font-name="Arial" fo:font-size="10pt" fo:font-style="normal" style:text-underline-style="none" fo:font-weight="normal" officeooo:paragraph-rsid="001b023f" style:text-blinking="false" fo:background-color="transparent"/>
    </style:style>
    <style:style style:name="MP4" style:family="paragraph" style:parent-style-name="Standard">
      <style:text-properties officeooo:paragraph-rsid="001b023f"/>
    </style:style>
    <style:style style:name="MP5" style:family="paragraph" style:parent-style-name="Table_20_Contents">
      <style:text-properties fo:font-variant="normal" fo:text-transform="none" fo:color="#000000" style:text-line-through-style="none" style:font-name="Arial" fo:font-size="10pt" fo:font-style="normal" style:text-underline-style="none" fo:font-weight="normal" officeooo:paragraph-rsid="001b023f" style:text-blinking="false" fo:background-color="transparent"/>
    </style:style>
    <style:style style:name="MT1" style:family="text">
      <style:text-properties officeooo:rsid="000cc6ab"/>
    </style:style>
    <style:style style:name="MT2" style:family="text">
      <style:text-properties officeooo:rsid="001b023f"/>
    </style:style>
    <style:style style:name="MT3" style:family="text"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transparent"/>
    </style:style>
    <style:style style:name="MT4" style:family="text">
      <style:text-properties fo:font-variant="normal" fo:text-transform="none" fo:color="#000000" style:text-line-through-style="none" style:font-name="Arial" fo:font-size="10pt" fo:font-style="normal" style:text-underline-style="none" fo:font-weight="normal" officeooo:rsid="000cc6ab" style:text-blinking="false" fo:background-color="transparent"/>
    </style:style>
    <style:style style:name="Mfr1" style:family="graphic" style:parent-style-name="Graphics">
      <style:graphic-properties style:wrap="run-through" style:number-wrapped-paragraphs="1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>
            <table:table-cell table:style-name="Tabla7.A1" office:value-type="string">
              <text:p text:style-name="MP1"><draw:frame draw:style-name="Mfr1" draw:name="gráficos1" text:anchor-type="as-char" svg:width="3.016cm" svg:height="2.619cm" draw:z-index="8"><draw:image xlink:href="Pictures/100002010000007200000063DB885DA5.png" xlink:type="simple" xlink:show="embed" xlink:actuate="onLoad"/></draw:frame></text:p>
            </table:table-cell>
            <table:table-cell table:style-name="Tabla7.A1" office:value-type="string">
              <text:p text:style-name="MP2">SIGETI</text:p>
              <text:p text:style-name="MP1"/>
            </table:table-cell>
            <table:table-cell table:style-name="Tabla7.C1" office:value-type="string">
              <text:p text:style-name="MP3">Documento ID: SIGETI-CASOS_USOS_<text:span text:style-name="MT1">ESPECIFICACIÓN_</text:span><text:span text:style-name="MT2">RECLAMOS</text:span></text:p>
            </table:table-cell>
          </table:table-row>
          <table:table-row>
            <table:table-cell table:style-name="Tabla7.A2" office:value-type="string">
              <text:p text:style-name="MP4"><text:span text:style-name="MT3">fecha: </text:span><text:span text:style-name="MT4">29</text:span><text:span text:style-name="MT3">-0</text:span><text:span text:style-name="MT4">9</text:span><text:span text:style-name="MT3">-11</text:span></text:p>
            </table:table-cell>
            <table:table-cell table:style-name="Tabla7.A2" office:value-type="string">
              <text:p text:style-name="MP5">Documento: <text:span text:style-name="MT1">Especificación</text:span> de Casos de Uso <text:span text:style-name="MT2">Reclamos</text:span></text:p>
            </table:table-cell>
            <table:table-cell table:style-name="Tabla7.C2" office:value-type="string">
              <text:p text:style-name="MP4"><text:span text:style-name="MT3">versión: 0.1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10-07T22:31:27</dc:date>
    <meta:editing-duration>PT03H32M17S</meta:editing-duration>
    <meta:editing-cycles>44</meta:editing-cycles>
    <meta:generator>OpenOffice.org/3.2$Linux OpenOffice.org_project/320m19$Build-9505</meta:generator>
    <dc:creator>MoNKi </dc:creator>
    <meta:document-statistic meta:table-count="8" meta:image-count="1" meta:object-count="0" meta:page-count="9" meta:paragraph-count="267" meta:word-count="2019" meta:character-count="12133"/>
    <meta:user-defined meta:name="Información 1"/>
    <meta:user-defined meta:name="Información 2"/>
    <meta:user-defined meta:name="Información 3"/>
    <meta:user-defined meta:name="Información 4"/>
  </office:meta>
</office:document-meta>
</file>